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color="#FF0000" fo:font-size="20pt" style:font-size-asian="20pt" style:font-size-complex="20pt"/>
    </style:style>
    <style:style style:name="P2" style:parent-style-name="Paragraphedeliste" style:list-style-name="LFO2" style:family="paragraph"/>
    <style:style style:name="P3" style:parent-style-name="Paragraphedeliste" style:list-style-name="LFO2" style:family="paragraph"/>
    <style:style style:name="P4" style:parent-style-name="Normal" style:family="paragraph">
      <style:paragraph-properties fo:margin-left="0.25in">
        <style:tab-stops/>
      </style:paragraph-properties>
    </style:style>
    <style:style style:name="P5" style:parent-style-name="Normal" style:family="paragraph">
      <style:paragraph-properties fo:break-before="page"/>
    </style:style>
    <style:style style:name="P6" style:parent-style-name="Normal" style:family="paragraph">
      <style:text-properties fo:color="#FF0000" fo:font-size="20pt" style:font-size-asian="20pt" style:font-size-complex="20pt"/>
    </style:style>
    <style:style style:name="P7" style:parent-style-name="Paragraphedeliste" style:list-style-name="LFO2" style:family="paragraph"/>
    <style:style style:name="P8" style:parent-style-name="Paragraphedeliste" style:list-style-name="LFO2" style:family="paragraph"/>
    <style:style style:name="P9" style:parent-style-name="Paragraphedeliste" style:list-style-name="LFO2" style:family="paragraph"/>
    <style:style style:name="P10" style:parent-style-name="Normal" style:family="paragraph">
      <style:paragraph-properties fo:margin-left="0.25in">
        <style:tab-stops/>
      </style:paragraph-properties>
    </style:style>
    <style:style style:name="P11" style:parent-style-name="Paragraphedeliste" style:list-style-name="LFO2" style:family="paragraph"/>
    <style:style style:name="P12" style:parent-style-name="Paragraphedeliste" style:list-style-name="LFO2" style:family="paragraph"/>
  </office:automatic-styles>
  <office:body>
    <office:text text:use-soft-page-breaks="true">
      <text:p text:style-name="P1">Présentation Failles<text:s/>XSS :</text:p>
      <text:p text:style-name="Normal">Definition : XSS (Cross-site scripting) le but étant d’injecter un code malveillant dans le contenue d’un site web (dans un champ de recherche, formulaire d’authentification, un champ de saisie). L’entrée se fait coté client (HTML ou JS).<text:s/></text:p>
      <text:list text:style-name="LFO2" text:continue-numbering="true">
        <text:list-item>
          <text:p text:style-name="P2">Faille XSS reflétés (pas permanente sur le site)</text:p>
        </text:list-item>
        <text:list-item>
          <text:p text:style-name="P3">Faille XSS stockées (permanant)</text:p>
        </text:list-item>
      </text:list>
      <text:p text:style-name="P4">Volés des données, phishing…<text:s/></text:p>
      <text:p text:style-name="Normal">Si on entre un code et qu’il s’exécute alors il y a un problème (ici le code était du JS).<text:s/></text:p>
      <text:p text:style-name="Normal">Balise iframe : permet de créer un conteneur et aller chercher des informations par rapport a un site.</text:p>
      <text:p text:style-name="Normal"/>
      <text:p text:style-name="Normal">Donc comment s’en prémunir :<text:s/>utilisation des méthodes htmlenitities(str) en php, qui permet de remplacer les caractères spéciaux par leur représentation html et donc ne les interprètes pas<text:s/></text:p>
      <text:p text:style-name="P5"/>
      <text:p text:style-name="P6">Présentation Injection SQL :</text:p>
      <text:p text:style-name="Normal">Comme pour les failles XSS, le but est d’attaqué directement la BD. Les portes :<text:s/></text:p>
      <text:list text:style-name="LFO2" text:continue-numbering="true">
        <text:list-item>
          <text:p text:style-name="P7">Un champ d’url<text:s/></text:p>
        </text:list-item>
        <text:list-item>
          <text:p text:style-name="P8">Champ de rechercher<text:s/></text:p>
        </text:list-item>
        <text:list-item>
          <text:p text:style-name="P9">D’authentification etc…<text:s/></text:p>
        </text:list-item>
      </text:list>
      <text:p text:style-name="P10">Pour ne pas afficher les erreurs avec un serveur apache (désactivé dans le<text:s/>php.ini)</text:p>
      <text:p text:style-name="Normal">‘’ OR 1=1<text:s/></text:p>
      <text:p text:style-name="Normal">‘OR 1=1<text:s/></text:p>
      <text:p text:style-name="Normal">‘ OR 1=1;#</text:p>
      <text:p text:style-name="Normal"/>
      <text:p text:style-name="Normal">Ces fonctions sont des hello World pour la base existe plusieurs autres). On peut apprendre bcp d’informations en connaissant quel techno de BD et quels méthodes utilisées.<text:s/></text:p>
      <text:p text:style-name="Normal">Le but est de connaitre l archi de la BD (premier temps). Dans la plus part des SGBD (mysql : information_schema).<text:s/></text:p>
      <text:p text:style-name="Normal">Ex de requête :<text:s/></text:p>
      <text:p text:style-name="Normal">SELECT schema_name</text:p>
      <text:p text:style-name="Normal">FROM information_schema.schemata</text:p>
      <text:p text:style-name="Normal"/>
      <text:p text:style-name="Normal">Mécanisme<text:s/>de la clause UNION<text:s/>(faire une union de la requête dev et de la requête attaquant)</text:p>
      <text:p text:style-name="Normal">Doit avoir le même nombre de champ (avec même type). Si les contraintes ne sont pas respectées alors on retourne une erreur.<text:s/><text:s/>Le but est de procédé par essai/erreur.<text:s/></text:p>
      <text:p text:style-name="Normal">@@version permet d’afficher le numéro de version<text:s/>du sgbd.</text:p>
      <text:p text:style-name="Normal">Utiliser algo de hachage (pas cryptage) jugé fiable (peut évoluer avec le temps) comme BCRYPT.<text:s/></text:p>
      <text:p text:style-name="Normal">Mot de passe complexe.<text:s/></text:p>
      <text:p text:style-name="Normal"/>
      <text:p text:style-name="Normal">Comment s’en prémunir ?<text:s/></text:p>
      <text:list text:style-name="LFO2" text:continue-numbering="true">
        <text:list-item>
          <text:p text:style-name="P11">PDO avec des requêtes préparées</text:p>
        </text:list-item>
        <text:list-item>
          <text:p text:style-name="P12">ORM tel que Doctrine<text:s/></text:p>
        </text:list-item>
      </text:list>
      <text:p text:style-name="Normal">Si le serveur ne prend pas en compte PDO alors comme CSS il faut éviter les caractères spéciaux.</text:p>
      <text:p text:style-name="Normal">(mysqli : real_escape_str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xime Montouro</meta:initial-creator>
    <dc:creator>Maxime Montouro</dc:creator>
    <meta:creation-date>2024-01-30T10:08:00Z</meta:creation-date>
    <dc:date>2024-01-30T11:31:00Z</dc:date>
    <meta:template xlink:href="Normal" xlink:type="simple"/>
    <meta:editing-cycles>2</meta:editing-cycles>
    <meta:editing-duration>PT4980S</meta:editing-duration>
    <meta:document-statistic meta:page-count="2" meta:paragraph-count="4" meta:word-count="316" meta:character-count="2055" meta:row-count="14" meta:non-whitespace-character-count="1743"/>
  </office:meta>
</office:document-meta>
</file>